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omine" svg:font-family="Domine, serif"/>
    <style:font-face style:name="Geomanist" svg:font-family="Geomanist, Arial, sans-serif"/>
    <style:font-face style:name="Karla" svg:font-family="Karla, Helvetica, Arial, Lucid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weight="bold"/>
    </style:style>
    <style:style style:name="P2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Times New Roman" fo:font-size="12pt" fo:font-weight="normal" officeooo:paragraph-rsid="001e237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.499cm" style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02124" loext:opacity="100%" style:font-name="Domine" fo:font-size="14pt" fo:letter-spacing="normal" fo:font-style="normal" fo:font-weight="normal"/>
    </style:style>
    <style:style style:name="T3" style:family="text">
      <style:text-properties fo:font-variant="normal" fo:text-transform="none" fo:color="#202124" loext:opacity="100%" fo:font-size="14pt" fo:letter-spacing="normal" fo:font-style="normal" fo:font-weight="normal"/>
    </style:style>
    <style:style style:name="T4" style:family="text">
      <style:text-properties fo:font-variant="normal" fo:text-transform="none" fo:color="#202124" loext:opacity="100%" fo:letter-spacing="normal" fo:font-style="normal"/>
    </style:style>
    <style:style style:name="T5" style:family="text">
      <style:text-properties fo:font-variant="normal" fo:text-transform="none" fo:color="#202124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Karla" fo:font-size="10.8000001907349pt" fo:letter-spacing="normal" fo:font-style="normal"/>
    </style:style>
    <style:style style:name="T7" style:family="text">
      <style:text-properties fo:font-variant="normal" fo:text-transform="none" fo:color="#000000" loext:opacity="100%" style:font-name="Karla" fo:font-size="10.8000001907349pt" fo:letter-spacing="normal" fo:font-style="normal" officeooo:rsid="001e237e"/>
    </style:style>
    <style:style style:name="T8" style:family="text">
      <style:text-properties fo:font-variant="normal" fo:text-transform="none" fo:color="#000000" loext:opacity="100%" fo:font-size="10.8000001907349pt" fo:letter-spacing="normal" fo:font-style="normal"/>
    </style:style>
    <style:style style:name="T9" style:family="text">
      <style:text-properties fo:font-variant="normal" fo:text-transform="none" fo:color="#000000" loext:opacity="100%" fo:font-size="10.8000001907349pt" fo:letter-spacing="normal" fo:font-style="normal" officeooo:rsid="001e237e"/>
    </style:style>
    <style:style style:name="T10" style:family="text">
      <style:text-properties fo:font-variant="normal" fo:text-transform="none" fo:color="#000000" loext:opacity="100%" fo:letter-spacing="normal" fo:font-style="normal"/>
    </style:style>
    <style:style style:name="T11" style:family="text">
      <style:text-properties fo:font-variant="normal" fo:text-transform="none" fo:color="#000000" loext:opacity="100%" fo:letter-spacing="normal" fo:font-style="normal" officeooo:rsid="001e237e"/>
    </style:style>
    <style:style style:name="T12" style:family="text">
      <style:text-properties fo:font-variant="normal" fo:text-transform="none" fo:color="#002f34" loext:opacity="100%" style:font-name="Geomanist" fo:font-size="9.60000038146973pt" fo:letter-spacing="normal" fo:font-style="normal" fo:font-weight="normal"/>
    </style:style>
    <style:style style:name="T13" style:family="text">
      <style:text-properties fo:font-variant="normal" fo:text-transform="none" fo:color="#002f34" loext:opacity="100%" style:font-name="Geomanist" fo:font-size="9.60000038146973pt" fo:letter-spacing="normal" fo:font-style="normal" fo:font-weight="normal" officeooo:rsid="001e237e"/>
    </style:style>
    <style:style style:name="T14" style:family="text">
      <style:text-properties fo:font-variant="normal" fo:text-transform="none" fo:color="#002f34" loext:opacity="100%" fo:font-size="9.60000038146973pt" fo:letter-spacing="normal" fo:font-style="normal" fo:font-weight="normal" officeooo:rsid="001e237e"/>
    </style:style>
    <style:style style:name="T15" style:family="text">
      <style:text-properties fo:font-variant="normal" fo:text-transform="none" fo:color="#002f34" loext:opacity="100%" fo:letter-spacing="normal" fo:font-style="normal" fo:font-weight="normal" officeooo:rsid="001e237e"/>
    </style:style>
    <style:style style:name="T16" style:family="text">
      <style:text-properties fo:font-variant="normal" fo:text-transform="none" fo:color="#002f34" loext:opacity="100%" fo:letter-spacing="normal" fo:font-style="normal" officeooo:rsid="001e237e"/>
    </style:style>
    <style:style style:name="T17" style:family="text">
      <style:text-properties officeooo:rsid="001e2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Działamy na rynku od ponad dziesięciu lat i specjalizujemy się </text:span><text:span text:style-name="T10"><text:s/>w </text:span><text:span text:style-name="T11">przeglądach istniejący i odbiorach nowo powstałych obiektów budowlanych</text:span><text:span text:style-name="T10"> zgodnie z art. 62 Prawa Budowlanego. </text:span></text:p>
      <text:p text:style-name="P2"><text:span text:style-name="T10">Nasza oferta skierowana jest do </text:span><text:span text:style-name="T11">osób prywatnych jak i w</text:span><text:span text:style-name="T10">łaścicieli i </text:span><text:span text:style-name="T11">z</text:span><text:span text:style-name="T10">arządców odpowiedzialnych za obiekty biurowe, zakłady produkcyjne, hale magazynowe, obiekty handlowe </text:span><text:span text:style-name="T11">i użyteczności publicznej.</text:span></text:p>
      <text:p text:style-name="P3">DLACZEGO WARTO SKORZYSTAĆ Z NASZYCH USŁUG ?<text:line-break/><text:line-break/>- <text:span text:style-name="T4">Natychmiastowo reagujemy na Twoje zgłoszenie.</text:span></text:p>
      <text:p text:style-name="P4">- Posiadamy stosowne uprawnienia SEP, kursy oraz doświadczenie zawodowe.</text:p>
      <text:p text:style-name="P4">- <text:span text:style-name="T17">Używamy do badań profesjonalnego sprzętu, który posiada stosowne świadectwa legalizacji.</text:span></text:p>
      <text:p text:style-name="P5">-Indywidualnie podchodzimy do każdego zlecenia, gwarantując wysoką jakość usług oraz atrakcyjną cenę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omine" svg:font-family="Domine, serif"/>
    <style:font-face style:name="Geomanist" svg:font-family="Geomanist, Arial, sans-serif"/>
    <style:font-face style:name="Karla" svg:font-family="Karla, Helvetica, Arial, Lucid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6T21:58:42.604000000</dc:date>
    <meta:editing-duration>PT7H4M20S</meta:editing-duration>
    <meta:editing-cycles>3</meta:editing-cycles>
    <meta:generator>LibreOffice/7.4.5.1$Windows_x86 LibreOffice_project/9c0871452b3918c1019dde9bfac75448afc4b57f</meta:generator>
    <meta:document-statistic meta:table-count="0" meta:image-count="0" meta:object-count="0" meta:page-count="1" meta:paragraph-count="6" meta:word-count="95" meta:character-count="726" meta:non-whitespace-character-count="634"/>
  </office:meta>
</office:document-meta>
</file>